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fo:language="fi" fo:country="FI" officeooo:rsid="0019d517" officeooo:paragraph-rsid="0019d517"/>
    </style:style>
    <style:style style:name="P2" style:family="paragraph" style:parent-style-name="Standard">
      <style:paragraph-properties fo:break-before="page"/>
      <style:text-properties fo:language="fi" fo:country="FI" officeooo:rsid="0019d517" officeooo:paragraph-rsid="0019d517"/>
    </style:style>
    <style:style style:name="T1" style:family="text">
      <style:text-properties officeooo:rsid="001c91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ivan toisen maailmansodan lopulle asti englannin kielen sana ”computer” tarkoitti pääasiallisesti ammattia, ja suuret laskentaprosessit suoritettiin vuosisatojen ajan organisoimalla suurta joukkoa yksittäisiä ihmislaskijoita. <text:span text:style-name="T1">1800-luvulla suurimpia laskentaurakoita olivat monenlaiset matemaattisten taulukoiden tuotantoprosessit, joiden virhealttiuteen sekä pitkäveteisyyteen kyllästynyt englantilainen Charles Babbage (1791–1871) aloitti 1822 taulukoita differenssimenetelmällä laskevan laitteen suunnittelun. Babbage, 20 vuoden uurastuksestaan huolimatta, ei koskaan saanut tätä ”differenssikonetta” valmiiksi, mutta laitteen kehittäminen johti hänet luonnostelemaan analyyttistä konetta, joka olisi valmistuttuaan ollut ensimmäinen Turing-täydellinen tietokone. Analyyttinen kone ei kuitenkaan koskaan saanut lopullista fyysistä muotoa, mutta Babbagen laitteen kehityksen eteen näkemä vaiva tulisi myöhemmin inspiroimaan Howard Aikenia luomaan yhdessä IBM:n kanssa Harvard Mark I elektromekaanisen prototietokoneen. Toinen maailmasota motivoi laskentakoneiden kehitystä ennennäkemättömällä tavalla etenkin Yhdysvalloissa, missä BRL (Ballistics Research Laboratory) teki huomattavaa yhteistyötä sähkötekniikan korkeakoulu Mooren kanssa ballististen lentoratataulukoiden laskemiseksi. Mooren ja BRL:n yhteistyö huipentui 1943 aloitettuun ENIAC-projektiin (Electronic Numerical Integrator and Computer), jonka parissa työskentelivät yhdessä John Mauchly ja John Presper Eckert. ENIAC-tietokone valmistui sodan jälkeen vuonna 1946 ollen ensimmäinen ohjelmoitava yleiskäyttöinen elektroninen digitaalitietokone. </text:span></text:p>
      <text:p text:style-name="P2"><text:a xlink:type="simple" xlink:href="https://academic.eb.com/levels/collegiate/article/ENIAC/443545" text:style-name="Internet_20_link" text:visited-style-name="Visited_20_Internet_20_Link">https://academic.eb.com/levels/collegiate/article/ENIAC/443545</text:a></text:p>
      <text:p text:style-name="P1">https://academic.eb.com/levels/collegiate/article/Harvard-Mark-I/4435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21:32:29.670072822</meta:creation-date>
    <dc:date>2018-09-13T13:22:53.261375067</dc:date>
    <meta:editing-duration>PT27M32S</meta:editing-duration>
    <meta:editing-cycles>4</meta:editing-cycles>
    <meta:generator>LibreOffice/6.1.0.3$Linux_X86_64 LibreOffice_project/10$Build-3</meta:generator>
    <meta:document-statistic meta:table-count="0" meta:image-count="0" meta:object-count="0" meta:page-count="2" meta:paragraph-count="3" meta:word-count="165" meta:character-count="1745" meta:non-whitespace-character-count="1583"/>
  </office:meta>
</office:document-meta>
</file>